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f49a" officeooo:paragraph-rsid="000bf49a"/>
    </style:style>
    <style:style style:name="T1" style:family="text">
      <style:text-properties officeooo:rsid="000c2f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N Praktikum 1 Protokoll Steffen Windrath &amp; Christian Schirin <text:s/>21.10.2013</text:p>
      <text:p text:style-name="P1"/>
      <text:p text:style-name="P1">Die Aufgabe bestand darin, einen POP3-Proxy-Server (POP3-Sammeldienst) zu implementieren, welcher eine Client und eine Server komponente hat. Dieser Proxy holt sich erst die Mails über POP3 von 1 bis n konten auf m servern ab, in unserem testszenario 1 konto auf jeweils einem server, (lab30 und lab31). <text:span text:style-name="T1">Von den beiden servern wird dann die </text:span></text:p>
      <text:p text:style-name="P1"/>
      <text:p text:style-name="P1">Als Client <text:s/>holt sich das Programm erst die login-daten welche lokal im code eingetragen werden. <text:s text:c="2"/>Diese werden dann für die POP3-befehle USER und PASS verwendet, welche an den , von welchem die mail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1T15:11:45.656000000</meta:creation-date>
    <dc:date>2013-10-21T15:46:15.583000000</dc:date>
    <meta:editing-duration>PT24M</meta:editing-duration>
    <meta:editing-cycles>2</meta:editing-cycles>
    <meta:generator>LibreOffice/4.1.2.3$Windows_x86 LibreOffice_project/40b2d7fde7e8d2d7bc5a449dc65df4d08a7dd38</meta:generator>
    <meta:document-statistic meta:table-count="0" meta:image-count="0" meta:object-count="0" meta:page-count="1" meta:paragraph-count="3" meta:word-count="97" meta:character-count="615" meta:non-whitespace-character-count="515"/>
  </office:meta>
</office:document-meta>
</file>